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b9021" officeooo:paragraph-rsid="000b9021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e3131" officeooo:paragraph-rsid="000e3131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1020a4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color="#000000" style:font-name="Courier New" fo:font-size="12pt" fo:font-weight="bold" officeooo:rsid="000e3131" officeooo:paragraph-rsid="00111025" fo:background-color="#ff8000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f9100" officeooo:paragraph-rsid="000f9100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e3131" officeooo:paragraph-rsid="000e3131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New" fo:font-weight="bold" officeooo:rsid="000b9021" officeooo:paragraph-rsid="000b9021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New" officeooo:rsid="000b9021" officeooo:paragraph-rsid="000b9021"/>
    </style:style>
    <style:style style:name="P13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b9021" officeooo:paragraph-rsid="000b9021" style:font-size-asian="16pt" style:font-weight-asian="bold" style:font-size-complex="16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normal" officeooo:rsid="00101a92" officeooo:paragraph-rsid="00101a92" style:font-weight-asian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weight="normal" officeooo:rsid="001020a4" officeooo:paragraph-rsid="001020a4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b9021" officeooo:paragraph-rsid="000b9021" fo:background-color="#1e1e1e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color="#6a9955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19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fo:font-weight="normal" fo:background-color="#1e1e1e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size="10pt" officeooo:rsid="000b9021" officeooo:paragraph-rsid="000b9021" style:font-size-asian="10pt" style:font-size-complex="10pt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101a92"/>
    </style:style>
    <style:style style:name="P22" style:family="paragraph" style:parent-style-name="Standard" style:list-style-name="L2">
      <style:paragraph-properties fo:text-align="justify" style:justify-single-word="false"/>
      <style:text-properties officeooo:paragraph-rsid="000b9021"/>
    </style:style>
    <style:style style:name="P23" style:family="paragraph" style:parent-style-name="Standard" style:list-style-name="L3">
      <style:paragraph-properties fo:text-align="justify" style:justify-single-word="false"/>
      <style:text-properties officeooo:paragraph-rsid="000e3131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1020a4" officeooo:paragraph-rsid="001020a4" style:font-weight-asian="bold" style:font-weight-complex="bold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weight="normal" fo:background-color="#1e1e1e" loext:char-shading-value="0"/>
    </style:style>
    <style:style style:name="T3" style:family="text">
      <style:text-properties fo:color="#d4d4d4" style:font-name="Droid Sans Mono" fo:font-weight="normal" fo:background-color="#1e1e1e" loext:char-shading-value="0"/>
    </style:style>
    <style:style style:name="T4" style:family="text">
      <style:text-properties fo:color="#dcdcaa"/>
    </style:style>
    <style:style style:name="T5" style:family="text">
      <style:text-properties fo:color="#dcdcaa" style:font-name="Droid Sans Mono" fo:font-weight="normal" fo:background-color="#1e1e1e" loext:char-shading-value="0"/>
    </style:style>
    <style:style style:name="T6" style:family="text">
      <style:text-properties fo:color="#ce9178"/>
    </style:style>
    <style:style style:name="T7" style:family="text">
      <style:text-properties fo:color="#ce9178" style:font-name="Droid Sans Mono" fo:font-weight="normal" fo:background-color="#1e1e1e" loext:char-shading-value="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1a92" style:font-weight-asian="bold" style:font-weight-complex="bold"/>
    </style:style>
    <style:style style:name="T10" style:family="text">
      <style:text-properties fo:font-weight="bold" officeooo:rsid="001020a4" style:font-weight-asian="bold" style:font-weight-complex="bold"/>
    </style:style>
    <style:style style:name="T11" style:family="text">
      <style:text-properties officeooo:rsid="000e3131"/>
    </style:style>
    <style:style style:name="T12" style:family="text">
      <style:text-properties fo:color="#000000" style:font-name="Courier New" fo:font-size="12pt" fo:font-weight="normal" officeooo:rsid="00101a92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style:font-name="Courier New" fo:font-size="12pt" fo:font-weight="bold" officeooo:rsid="00101a92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fo:color="#000000" style:font-name="Courier New" fo:font-size="12pt" fo:font-weight="bold" officeooo:rsid="000e3131" fo:background-color="#ff8000" loext:char-shading-value="0" style:font-size-asian="12pt" style:font-weight-asian="bold" style:font-size-complex="12pt" style:font-weight-complex="bold"/>
    </style:style>
    <style:style style:name="T15" style:family="text">
      <style:text-properties fo:color="#000000" style:font-name="Courier New" fo:font-size="12pt" fo:background-color="transparent" loext:char-shading-value="0" style:font-size-asian="12pt" style:font-size-complex="12pt"/>
    </style:style>
    <style:style style:name="T16" style:family="text">
      <style:text-properties officeooo:rsid="001020a4"/>
    </style:style>
    <style:style style:name="T17" style:family="text">
      <style:text-properties style:font-weight-asian="normal" style:font-weight-complex="normal"/>
    </style:style>
    <style:style style:name="T18" style:family="text">
      <style:text-properties officeooo:rsid="001020a4" style:font-weight-asian="normal" style:font-weight-complex="normal"/>
    </style:style>
    <style:style style:name="T19" style:family="text">
      <style:text-properties style:font-name="Courier New" fo:font-weight="bold" officeooo:rsid="000b9021" fo:background-color="#ff8000" loext:char-shading-value="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urso em Vídeo</text:p>
      <text:p text:style-name="P13">JavaScript</text:p>
      <text:list xml:id="list3874424013" text:style-name="L2">
        <text:list-item>
          <text:p text:style-name="P22"><text:span text:style-name="T19">Aula 04</text:span></text:p>
        </text:list-item>
      </text:list>
      <text:p text:style-name="P11"/>
      <text:p text:style-name="P12"><text:span text:style-name="T8">window.alert</text:span> – para exibir uma janela com uma mensagem.</text:p>
      <text:p text:style-name="P20"><text:span text:style-name="T2">window</text:span><text:span text:style-name="T3">.</text:span><text:span text:style-name="T5">alert</text:span><text:span text:style-name="T3">(</text:span><text:span text:style-name="T7">'Minha primeira mensagem'</text:span><text:span text:style-name="T3">)</text:span></text:p>
      <text:p text:style-name="P1"/>
      <text:p text:style-name="P1"><text:span text:style-name="T8">window.confirm</text:span> – <text:span text:style-name="T11">para exibir uma janela com uma pergunta.</text:span></text:p>
      <text:p text:style-name="P16"><text:span text:style-name="T1">window</text:span>.<text:span text:style-name="T4">confirm</text:span>(<text:span text:style-name="T6">'Está gostando de JS?'</text:span>)</text:p>
      <text:p text:style-name="P1"/>
      <text:p text:style-name="P2"><text:span text:style-name="T8">window.prompt</text:span> – para exibir uma janela para o usuário preencher com texto.</text:p>
      <text:p text:style-name="P17"><text:span text:style-name="T1">window</text:span>.<text:span text:style-name="T4">prompt</text:span>(<text:span text:style-name="T6">'Qual é seu nome?'</text:span>)</text:p>
      <text:p text:style-name="P2"/>
      <text:list xml:id="list1906057476" text:style-name="L3">
        <text:list-item>
          <text:p text:style-name="P23"><text:span text:style-name="T14">Aula 05</text:span></text:p>
        </text:list-item>
      </text:list>
      <text:p text:style-name="P10">Comentários no JavaScript:</text:p>
      <text:p text:style-name="P6">Os comentários são utilizados para ajudar a entender o código em consultas porteriores.</text:p>
      <text:p text:style-name="P6"/>
      <text:p text:style-name="P2"><text:span text:style-name="T8">//</text:span> - para única linha.</text:p>
      <text:p text:style-name="P18">// única linha</text:p>
      <text:p text:style-name="P2"/>
      <text:p text:style-name="P2"><text:span text:style-name="T8">/* */</text:span> - para mais de uma linha de código.</text:p>
      <text:p text:style-name="P18">/*</text:p>
      <text:p text:style-name="P19">comentário em</text:p>
      <text:p text:style-name="P19">mais de </text:p>
      <text:p text:style-name="P19">uma linha</text:p>
      <text:p text:style-name="P19">*/</text:p>
      <text:p text:style-name="P2"/>
      <text:p text:style-name="P9">Variáveis:</text:p>
      <text:p text:style-name="P4"><text:span text:style-name="T16">Variáveis servem para guardar dados. Podem ser do </text:span><text:span text:style-name="T10">tipo inteiro</text:span><text:span text:style-name="T16"> (5, 18, -12); </text:span><text:span text:style-name="T10">tipo real/float</text:span><text:span text:style-name="T16"> (0.5, -15.9, 3.14, 8.0); OBS.: No JavaScript os tipos inteiro e real são considerados apenas um tipo, o </text:span><text:span text:style-name="T10">number;</text:span><text:span text:style-name="T18"> Podem ser do tipo </text:span><text:span text:style-name="T10">string</text:span><text:span text:style-name="T18">, que são cadeias de caracteres (“Google”, ‘JavaScript’, `Maria`, “12345”); e por fim podem ser do tipo </text:span><text:span text:style-name="T10">Boolean</text:span><text:span text:style-name="T18"> (true, false).</text:span></text:p>
      <text:p text:style-name="P5"><text:span text:style-name="T18">O</text:span><text:span text:style-name="T17">utros tipos:</text:span></text:p>
      <text:p text:style-name="P5"><text:span text:style-name="T17">O </text:span><text:span text:style-name="T8">Number</text:span><text:span text:style-name="T17"> também apresenta os tipos </text:span><text:span text:style-name="T8">Infinity</text:span><text:span text:style-name="T17"> e </text:span><text:span text:style-name="T8">NaN</text:span><text:span text:style-name="T17">. Temos também os tipos </text:span><text:span text:style-name="T8">null</text:span><text:span text:style-name="T17">, </text:span><text:span text:style-name="T8">undefined</text:span><text:span text:style-name="T17">, </text:span><text:span text:style-name="T8">object</text:span><text:span text:style-name="T17">, </text:span><text:span text:style-name="T8">array</text:span><text:span text:style-name="T17">, </text:span><text:span text:style-name="T8">function</text:span><text:span text:style-name="T17">.</text:span></text:p>
      <text:p text:style-name="P5"><text:span text:style-name="T8">$ typeof</text:span><text:span text:style-name="T17"> – para identificar de qual tipo é a sua variável.</text:span></text:p>
      <text:p text:style-name="P5"><text:span text:style-name="T17"/></text:p>
      <text:p text:style-name="P4">No JavaScript moderno, além de utilizar a palavra <text:span text:style-name="T8">var</text:span>, também podemos usar a palavra <text:span text:style-name="T8">let</text:span>. O símbolo <text:span text:style-name="T8">=</text:span> é denominado “<text:span text:style-name="T8">recebe</text:span>”. Por exemplo.:</text:p>
      <text:p text:style-name="P3"><text:span text:style-name="T8">var s1 = carro</text:span> – significa que a variável s1 está <text:span text:style-name="T8">recebendo</text:span> o valor carro.</text:p>
      <text:p text:style-name="P3"/>
      <text:p text:style-name="P3">Para declarar <text:span text:style-name="T8">strings</text:span> podemos fazer das seguintes maneiras:</text:p>
      <text:p text:style-name="P3">var s1 = <text:span text:style-name="T8">“</text:span>JavaScript<text:span text:style-name="T8">” - entre aspas duplas.</text:span></text:p>
      <text:p text:style-name="P3">var s2 = <text:span text:style-name="T8">‘</text:span>Curso em Vídeo<text:span text:style-name="T8">’ - entre aspas simples.</text:span></text:p>
      <text:p text:style-name="P3">var s3 = <text:span text:style-name="T8">`</text:span>Guanabara<text:span text:style-name="T8">` - entre </text:span><text:span text:style-name="T9">crase.</text:span></text:p>
      <text:p text:style-name="P6"/>
      <text:p text:style-name="P7"><text:span text:style-name="T8">Identificador</text:span> – nome de cada variável.</text:p>
      <text:p text:style-name="P7"><text:soft-page-break/>Regras para nomear idenificadores:</text:p>
      <text:list xml:id="list1003112498" text:style-name="L1">
        <text:list-item>
          <text:p text:style-name="P21"><text:span text:style-name="T12">Podem começar com </text:span><text:span text:style-name="T13">letra</text:span><text:span text:style-name="T12">, </text:span><text:span text:style-name="T13">$</text:span><text:span text:style-name="T12"> ou </text:span><text:span text:style-name="T13">_</text:span></text:p>
        </text:list-item>
        <text:list-item>
          <text:p text:style-name="P14"><text:span text:style-name="T15">Não podem começar com números</text:span></text:p>
        </text:list-item>
        <text:list-item>
          <text:p text:style-name="P14"><text:span text:style-name="T15">É possível usar letras ou números</text:span></text:p>
        </text:list-item>
        <text:list-item>
          <text:p text:style-name="P14"><text:span text:style-name="T15">É possível usar acentos e símbolos</text:span></text:p>
        </text:list-item>
        <text:list-item>
          <text:p text:style-name="P14"><text:span text:style-name="T15">Não podem conter espaços</text:span></text:p>
        </text:list-item>
        <text:list-item>
          <text:p text:style-name="P14"><text:span text:style-name="T15">Não podem ser palavras reservadas</text:span></text:p>
        </text:list-item>
      </text:list>
      <text:p text:style-name="P24"><text:span text:style-name="T15">Dicas importantes:</text:span></text:p>
      <text:list xml:id="list221637315792391" text:continue-numbering="true" text:style-name="L1">
        <text:list-item>
          <text:p text:style-name="P15"><text:span text:style-name="T15">Maiúsculas e minúsculas fazem a diferença (case sensitive);</text:span></text:p>
        </text:list-item>
        <text:list-item>
          <text:p text:style-name="P15"><text:span text:style-name="T15">Tente escolher nomes coerentes para as variáveis;</text:span></text:p>
        </text:list-item>
        <text:list-item>
          <text:p text:style-name="P15"><text:span text:style-name="T15">Evite se tornar um programador alfabeto ou um programador contador;</text:span></text:p>
        </text:list-item>
      </text:list>
      <text:p text:style-name="P7"/>
      <text:list xml:id="list221637019213966" text:continue-numbering="true" text:style-name="L1">
        <text:list-item>
          <text:p text:style-name="P8">Aula 06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20:57:33.983777748</meta:creation-date>
    <dc:date>2021-05-21T22:16:35.480838843</dc:date>
    <meta:editing-duration>PT14M28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2" meta:paragraph-count="44" meta:word-count="331" meta:character-count="1973" meta:non-whitespace-character-count="1691"/>
  </office:meta>
</office:document-meta>
</file>